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3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4.58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Overall Recognition Results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/>
          <table:table-cell table:style-name="Default"/>
          <table:table-cell table:number-columns-repeated="2"/>
          <table:table-cell office:value-type="string">
            <text:p>Correct character on rank</text:p>
          </table:table-cell>
          <table:table-cell table:number-columns-repeated="9"/>
        </table:table-row>
        <table:table-row table:style-name="ro1">
          <table:table-cell office:value-type="string">
            <text:p>N</text:p>
          </table:table-cell>
          <table:table-cell table:style-name="Default" office:value-type="string">
            <text:p>A_N</text:p>
          </table:table-cell>
          <table:table-cell office:value-type="string">
            <text:p>Chars tested</text:p>
          </table:table-cell>
          <table:table-cell office:value-type="string">
            <text:p>Weighted number of recognised cha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D3]/[.C3]" office:value-type="percentage" office:value="0.7">
            <text:p>70.00%</text:p>
          </table:table-cell>
          <table:table-cell office:value-type="float" office:value="90">
            <text:p>90</text:p>
          </table:table-cell>
          <table:table-cell table:formula="of:=[.E3]*1/[.E2]" office:value-type="float" office:value="63">
            <text:p>63</text:p>
          </table:table-cell>
          <table:table-cell office:value-type="float" office:value="63">
            <text:p>63</text:p>
          </table:table-cell>
          <table:table-cell table:number-columns-repeated="9" office:value-type="string">
            <text:p>-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D4]/[.C4]" office:value-type="percentage" office:value="0.744444444444444">
            <text:p>74.44%</text:p>
          </table:table-cell>
          <table:table-cell office:value-type="float" office:value="90">
            <text:p>90</text:p>
          </table:table-cell>
          <table:table-cell table:formula="of:=([.E4]*1/[.E2])+([.F4]*1/[.F2])" office:value-type="float" office:value="67">
            <text:p>67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table:number-columns-repeated="8" office:value-type="string">
            <text:p>-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D5]/[.C5]" office:value-type="percentage" office:value="0.77037037037037">
            <text:p>77.04%</text:p>
          </table:table-cell>
          <table:table-cell office:value-type="float" office:value="90">
            <text:p>90</text:p>
          </table:table-cell>
          <table:table-cell table:formula="of:=([.E5]*1/[.E2])+([.F5]*1/[.F2])+([.G5]*1/[.G2])" office:value-type="float" office:value="69.3333333333333">
            <text:p>69.33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7" office:value-type="string">
            <text:p>-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D6]/[.C6]" office:value-type="percentage" office:value="0.798148148148148">
            <text:p>79.81%</text:p>
          </table:table-cell>
          <table:table-cell office:value-type="float" office:value="90">
            <text:p>90</text:p>
          </table:table-cell>
          <table:table-cell table:formula="of:=([.E6]*1/[.E2])+([.F6]*1/[.F2])+([.G6]*1/[.G2])+([.H6]*1/[.H2])" office:value-type="float" office:value="71.8333333333333">
            <text:p>71.83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6" office:value-type="string">
            <text:p>-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D7]/[.C7]" office:value-type="percentage" office:value="0.807037037037037">
            <text:p>80.70%</text:p>
          </table:table-cell>
          <table:table-cell office:value-type="float" office:value="90">
            <text:p>90</text:p>
          </table:table-cell>
          <table:table-cell table:formula="of:=([.E7]*1/[.E2])+([.F7]*1/[.F2])+([.G7]*1/[.G2])+([.H7]*1/[.H2])+([.I7]*1/[.I2])" office:value-type="float" office:value="72.6333333333333">
            <text:p>72.63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5" office:value-type="string">
            <text:p>-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D8]/[.C8]" office:value-type="percentage" office:value="0.808888888888889">
            <text:p>80.89%</text:p>
          </table:table-cell>
          <table:table-cell office:value-type="float" office:value="90">
            <text:p>90</text:p>
          </table:table-cell>
          <table:table-cell table:formula="of:=([.E8]*1/[.E2])+([.F8]*1/[.F2])+([.G8]*1/[.G2])+([.H8]*1/[.H2])+([.I8]*1/[.I2])+([.J8]*1/[.J2])" office:value-type="float" office:value="72.8">
            <text:p>72.8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string">
            <text:p>-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D9]/[.C9]" office:value-type="percentage" office:value="0.813650793650794">
            <text:p>81.37%</text:p>
          </table:table-cell>
          <table:table-cell office:value-type="float" office:value="90">
            <text:p>90</text:p>
          </table:table-cell>
          <table:table-cell table:formula="of:=([.E9]*1/[.E2])+([.F9]*1/[.F2])+([.G9]*1/[.G2])+([.H9]*1/[.H2])+([.I9]*1/[.I2])+([.J9]*1/[.J2])+([.K9]*1/[.K2])" office:value-type="float" office:value="73.2285714285714">
            <text:p>73.23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string">
            <text:p>-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D10]/[.C10]" office:value-type="percentage" office:value="0.815039682539683">
            <text:p>81.50%</text:p>
          </table:table-cell>
          <table:table-cell office:value-type="float" office:value="90">
            <text:p>90</text:p>
          </table:table-cell>
          <table:table-cell table:formula="of:=([.E10]*1/[.E2])+([.F10]*1/[.F2])+([.G10]*1/[.G2])+([.H10]*1/[.H2])+([.I10]*1/[.I2])+([.J10]*1/[.J2])+([.K10]*1/[.K2])+([.L10]*1/[.L2])" office:value-type="float" office:value="73.3535714285714">
            <text:p>73.35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D11]/[.C11]" office:value-type="percentage" office:value="0.817508818342152">
            <text:p>81.75%</text:p>
          </table:table-cell>
          <table:table-cell office:value-type="float" office:value="90">
            <text:p>90</text:p>
          </table:table-cell>
          <table:table-cell table:formula="of:=([.E11]*1/[.E2])+([.F11]*1/[.F2])+([.G11]*1/[.G2])+([.H11]*1/[.H2])+([.I11]*1/[.I2])+([.J11]*1/[.J2])+([.K11]*1/[.K2])+([.L11]*1/[.L2])+([.M11]*1/[.M2])" office:value-type="float" office:value="73.5757936507937">
            <text:p>73.58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D12]/[.C12]" office:value-type="percentage" office:value="0.818619929453263">
            <text:p>81.86%</text:p>
          </table:table-cell>
          <table:table-cell office:value-type="float" office:value="90">
            <text:p>90</text:p>
          </table:table-cell>
          <table:table-cell table:formula="of:=([.E12]*1/[.E2])+([.F12]*1/[.F2])+([.G12]*1/[.G2])+([.H12]*1/[.H2])+([.I12]*1/[.I2])+([.J12]*1/[.J2])+([.K12]*1/[.K2])+([.L12]*1/[.L2])+([.M12]*1/[.M2])+([.N12]*1/[.N2])" office:value-type="float" office:value="73.6757936507937">
            <text:p>73.68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Default">
            <draw:frame table:end-cell-address="'Overall Recognition Results'.O84" table:end-x="2.203cm" table:end-y="0.16cm" draw:z-index="0" draw:style-name="gr1" svg:width="31.446cm" svg:height="32.118cm" svg:x="0.112cm" svg:y="0.107cm">
              <draw:object draw:notify-on-update-of-ranges="'Overall Recognition Results'.B2:'Overall Recognition Results'.B2 'Overall Recognition Results'.B3:'Overall Recognition Results'.B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2"/>
        </table:table-row>
      </table:table>
      <table:table table:name="Substructure Recognition" table:style-name="ta1" table:print="false">
        <table:table-column table:style-name="co1" table:number-columns-repeated="7" table:default-cell-style-name="Default"/>
        <table:table-row table:style-name="ro1">
          <table:table-cell table:number-columns-repeated="4"/>
          <table:table-cell office:value-type="string">
            <text:p>Correct character on rank</text:p>
          </table:table-cell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string">
            <text:p>A_N</text:p>
          </table:table-cell>
          <table:table-cell office:value-type="string">
            <text:p>Chars tested</text:p>
          </table:table-cell>
          <table:table-cell office:value-type="string">
            <text:p>Weighted number of recognised cha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1" table:formula="of:=[.D3]/[.C3]" office:value-type="percentage" office:value="0.853333333333333">
            <text:p>85.33%</text:p>
          </table:table-cell>
          <table:table-cell office:value-type="float" office:value="75">
            <text:p>75</text:p>
          </table:table-cell>
          <table:table-cell table:formula="of:=[.E3]*1/[.E2]" office:value-type="float" office:value="64">
            <text:p>64</text:p>
          </table:table-cell>
          <table:table-cell office:value-type="float" office:value="64">
            <text:p>64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1" table:formula="of:=[.D4]/[.C4]" office:value-type="percentage" office:value="0.893333333333333">
            <text:p>89.33%</text:p>
          </table:table-cell>
          <table:table-cell office:value-type="float" office:value="75">
            <text:p>75</text:p>
          </table:table-cell>
          <table:table-cell table:formula="of:=([.E4]*1/[.E2])+([.F4]*1/[.F2])"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string">
            <text:p>-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[.D5]/[.C5]" office:value-type="percentage" office:value="0.897777777777778">
            <text:p>89.78%</text:p>
          </table:table-cell>
          <table:table-cell office:value-type="float" office:value="75">
            <text:p>75</text:p>
          </table:table-cell>
          <table:table-cell table:formula="of:=([.E5]*1/[.E2])+([.F5]*1/[.F2])+([.G5]*1/[.G2])" office:value-type="float" office:value="67.3333333333333">
            <text:p>67.33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>
            <draw:frame table:end-cell-address="'Substructure Recognition'.N75" table:end-x="2.175cm" table:end-y="0.345cm" draw:z-index="0" draw:style-name="gr1" svg:width="31.39cm" svg:height="31.055cm" svg:x="0.14cm" svg:y="0.001cm">
              <draw:object draw:notify-on-update-of-ranges="'Substructure Recognition'.B2:'Substructure Recognition'.B2 'Substructure Recognition'.B3:'Substructure Recognition'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  <table:table table:name="Error recognition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>
            <text:p>30 chars</text:p>
          </table:table-cell>
          <table:table-cell table:number-columns-repeated="2"/>
        </table:table-row>
        <table:table-row table:style-name="ro1">
          <table:table-cell office:value-type="string">
            <text:p>20 erroneous</text:p>
          </table:table-cell>
          <table:table-cell table:number-columns-repeated="2"/>
        </table:table-row>
        <table:table-row table:style-name="ro1">
          <table:table-cell office:value-type="string">
            <text:p>10 correc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Errors recognised</text:p>
          </table:table-cell>
          <table:table-cell office:value-type="string">
            <text:p>True errors</text:p>
          </table:table-cell>
          <table:table-cell office:value-type="string">
            <text:p>Falsly detected errors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Characters recognised as correct</text:p>
          </table:table-cell>
          <table:table-cell office:value-type="string">
            <text:p>Truly correct characters</text:p>
          </table:table-cell>
          <table:table-cell office:value-type="string">
            <text:p>Falsly detected character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 office:value-type="string">
            <text:p>Unrecognised input</text:p>
          </table:table-cell>
          <table:table-cell office:value-type="string">
            <text:p>True errors</text:p>
          </table:table-cell>
          <table:table-cell office:value-type="string">
            <text:p>Falsly detected error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>
            <text:p>error in input</text:p>
          </table:table-cell>
          <table:table-cell office:value-type="string">
            <text:p>no error in input</text:p>
          </table:table-cell>
        </table:table-row>
        <table:table-row table:style-name="ro1">
          <table:table-cell office:value-type="string">
            <text:p>found error</text:p>
          </table:table-cell>
          <table:table-cell table:formula="of:=[.B7]+[.B13]" office:value-type="float" office:value="17">
            <text:p>17</text:p>
          </table:table-cell>
          <table:table-cell table:formula="of:=[.C7]+[.C13]" office:value-type="float" office:value="4">
            <text:p>4</text:p>
          </table:table-cell>
        </table:table-row>
        <table:table-row table:style-name="ro1">
          <table:table-cell office:value-type="string">
            <text:p>no error found</text:p>
          </table:table-cell>
          <table:table-cell table:formula="of:=[.C10]" office:value-type="float" office:value="3">
            <text:p>3</text:p>
          </table:table-cell>
          <table:table-cell table:formula="of:=[.B10]"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1">21/06/2010</text:date>, <text:time>15:1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teven B. Poggel</meta:initial-creator>
    <meta:creation-date>2010-06-21T04:59:21.87</meta:creation-date>
    <dc:date>2010-06-21T15:14:57.99</dc:date>
    <dc:creator>Steven B. Poggel</dc:creator>
    <meta:editing-duration>PT01H29M40S</meta:editing-duration>
    <meta:editing-cycles>15</meta:editing-cycles>
    <meta:generator>OpenOffice.org/3.1$Win32 OpenOffice.org_project/310m19$Build-9420</meta:generator>
    <meta:document-statistic meta:table-count="3" meta:cell-count="21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000000" draw:fill-color="#000000" dr3d:edge-rounding="0%"/>
      <style:text-properties fo:font-size="6pt" style:font-size-asian="6pt" style:font-size-complex="6pt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000000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31.391cm" svg:height="31.056cm" chart:class="chart:line" chart:style-name="ch1">
        <chart:title svg:x="13.79cm" svg:y="0.622cm" chart:style-name="ch2">
          <text:p>Weighted accuracy</text:p>
        </chart:title>
        <chart:legend chart:legend-position="end" svg:x="29.558cm" svg:y="15.22cm" chart:style-name="ch3"/>
        <chart:plot-area chart:style-name="ch4" table:cell-range-address="'Substructure Recognition'.B2:'Substructure Recognition'.B5" chart:data-source-has-labels="row" svg:x="1.053cm" svg:y="1.746cm" svg:width="27.879cm" svg:height="27.648cm">
          <chart:axis chart:dimension="x" chart:name="primary-x" chart:style-name="ch5">
            <chart:title svg:x="15.173cm" svg:y="29.417cm" chart:style-name="ch6">
              <text:p>N</text:p>
            </chart:title>
            <chart:grid chart:style-name="ch7" chart:class="major"/>
          </chart:axis>
          <chart:axis chart:dimension="y" chart:name="primary-y" chart:style-name="ch8">
            <chart:title svg:x="0.628cm" svg:y="15.575cm" chart:style-name="ch9">
              <text:p>A_N</text:p>
            </chart:title>
            <chart:grid chart:style-name="ch7" chart:class="major"/>
          </chart:axis>
          <chart:series chart:style-name="ch10" chart:values-cell-range-address="'Substructure Recognition'.B3:'Substructure Recognition'.B5" chart:label-cell-address="'Substructure Recognition'.B2:'Substructure Recognition'.B2" chart:class="chart:line">
            <chart:data-point/>
            <chart:data-point chart:style-name="ch11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Substructure Recognition'.B2:'Substructure Recognition'.B2">A_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53333333333333">
                <text:p text:id="'Substructure Recognition'.B3:'Substructure Recognition'.B5">0.8533333333333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93333333333333">
                <text:p>0.89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97777777777778">
                <text:p>0.8977777777777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symbol-type="automatic" chart:connect-bar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000000" draw:fill-color="#00000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31.447cm" svg:height="32.119cm" chart:class="chart:line" chart:style-name="ch1">
        <chart:title svg:x="13.818cm" svg:y="0.643cm" chart:style-name="ch2">
          <text:p>Weighted accuracy</text:p>
        </chart:title>
        <chart:legend chart:legend-position="end" svg:x="29.613cm" svg:y="15.751cm" chart:style-name="ch3"/>
        <chart:plot-area chart:style-name="ch4" table:cell-range-address="'Overall Recognition Results'.B2:'Overall Recognition Results'.B12" chart:data-source-has-labels="row" svg:x="1.055cm" svg:y="1.788cm" svg:width="27.931cm" svg:height="28.606cm">
          <chart:axis chart:dimension="x" chart:name="primary-x" chart:style-name="ch5">
            <chart:title svg:x="15.201cm" svg:y="30.438cm" chart:style-name="ch6">
              <text:p>N</text:p>
            </chart:title>
            <chart:grid chart:style-name="ch7" chart:class="major"/>
          </chart:axis>
          <chart:axis chart:dimension="y" chart:name="primary-y" chart:style-name="ch8">
            <chart:title svg:x="0.629cm" svg:y="16.096cm" chart:style-name="ch9">
              <text:p>A_N</text:p>
            </chart:title>
            <chart:grid chart:style-name="ch7" chart:class="major"/>
          </chart:axis>
          <chart:series chart:style-name="ch10" chart:values-cell-range-address="'Overall Recognition Results'.B3:'Overall Recognition Results'.B12" chart:label-cell-address="'Overall Recognition Results'.B2:'Overall Recognition Results'.B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'Overall Recognition Results'.B2:'Overall Recognition Results'.B2">A_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 text:id="'Overall Recognition Results'.B3:'Overall Recognition Results'.B12">0.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4444444444444">
                <text:p>0.744444444444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7037037037037">
                <text:p>0.77037037037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8148148148148">
                <text:p>0.79814814814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7037037037037">
                <text:p>0.8070370370370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8888888888889">
                <text:p>0.80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3650793650794">
                <text:p>0.813650793650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5039682539683">
                <text:p>0.8150396825396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7508818342152">
                <text:p>0.817508818342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8619929453263">
                <text:p>0.8186199294532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